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402in" loext:contextual-spacing="false"/>
      <style:text-properties style:font-name="DejaVu Sans Condensed"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margin-top="0in" fo:margin-bottom="0.0402in" loext:contextual-spacing="false"/>
      <style:text-properties style:font-name="DejaVu Sans Condensed" fo:font-style="italic" style:font-style-asian="italic" style:font-style-complex="italic"/>
    </style:style>
    <style:style style:name="P3" style:family="paragraph" style:parent-style-name="Standard">
      <style:text-properties style:font-name="DejaVu Sans Condensed" fo:font-size="10pt" officeooo:rsid="0012af63" officeooo:paragraph-rsid="0012af63" style:font-size-asian="10pt" style:font-size-complex="10pt"/>
    </style:style>
    <style:style style:name="P4" style:family="paragraph" style:parent-style-name="Standard" style:list-style-name="L1">
      <style:paragraph-properties fo:margin-top="0in" fo:margin-bottom="0.0402in" loext:contextual-spacing="false">
        <style:tab-stops>
          <style:tab-stop style:position="0.6874in"/>
        </style:tab-stops>
      </style:paragraph-properties>
      <style:text-properties style:font-name="DejaVu Sans Condensed"/>
    </style:style>
    <style:style style:name="P5" style:family="paragraph" style:parent-style-name="Standard" style:list-style-name="L1">
      <style:paragraph-properties fo:margin-top="0in" fo:margin-bottom="0.0402in" loext:contextual-spacing="false">
        <style:tab-stops>
          <style:tab-stop style:position="0.6874in"/>
        </style:tab-stops>
      </style:paragraph-properties>
      <style:text-properties style:font-name="DejaVu Sans Condensed" officeooo:paragraph-rsid="001700e2"/>
    </style:style>
    <style:style style:name="P6" style:family="paragraph" style:parent-style-name="Standard" style:list-style-name="L2">
      <style:paragraph-properties fo:margin-top="0in" fo:margin-bottom="0.0402in" loext:contextual-spacing="false"/>
      <style:text-properties style:font-name="DejaVu Sans Condensed" officeooo:paragraph-rsid="00102c98"/>
    </style:style>
    <style:style style:name="P7" style:family="paragraph" style:parent-style-name="Standard" style:list-style-name="L2">
      <style:paragraph-properties fo:margin-top="0in" fo:margin-bottom="0.0402in" loext:contextual-spacing="false"/>
      <style:text-properties style:font-name="DejaVu Sans Condensed" officeooo:paragraph-rsid="001a39d9"/>
    </style:style>
    <style:style style:name="P8" style:family="paragraph" style:parent-style-name="Standard" style:list-style-name="L3">
      <style:paragraph-properties fo:margin-top="0in" fo:margin-bottom="0.0402in" loext:contextual-spacing="false"/>
      <style:text-properties style:font-name="DejaVu Sans Condensed"/>
    </style:style>
    <style:style style:name="P9" style:family="paragraph" style:parent-style-name="Standard" style:list-style-name="L4">
      <style:paragraph-properties fo:margin-top="0in" fo:margin-bottom="0.0402in" loext:contextual-spacing="false"/>
      <style:text-properties style:font-name="DejaVu Sans Condensed"/>
    </style:style>
    <style:style style:name="P10" style:family="paragraph" style:parent-style-name="Standard" style:list-style-name="L5">
      <style:paragraph-properties fo:margin-top="0in" fo:margin-bottom="0.0402in" loext:contextual-spacing="false"/>
      <style:text-properties style:font-name="DejaVu Sans Condensed"/>
    </style:style>
    <style:style style:name="P11" style:family="paragraph" style:parent-style-name="Standard" style:list-style-name="L6">
      <style:paragraph-properties fo:margin-top="0in" fo:margin-bottom="0.0402in" loext:contextual-spacing="false"/>
      <style:text-properties style:font-name="DejaVu Sans Condensed"/>
    </style:style>
    <style:style style:name="P12" style:family="paragraph" style:parent-style-name="Standard" style:list-style-name="L6">
      <style:paragraph-properties fo:margin-top="0in" fo:margin-bottom="0.0402in" loext:contextual-spacing="false"/>
      <style:text-properties style:font-name="DejaVu Sans Condensed" officeooo:rsid="0010cbf5" officeooo:paragraph-rsid="0010cbf5"/>
    </style:style>
    <style:style style:name="P13" style:family="paragraph" style:parent-style-name="Standard" style:list-style-name="L3">
      <style:paragraph-properties fo:margin-top="0in" fo:margin-bottom="0.0799in" loext:contextual-spacing="false"/>
      <style:text-properties style:font-name="DejaVu Sans Condensed"/>
    </style:style>
    <style:style style:name="P14" style:family="paragraph" style:parent-style-name="Standard" style:list-style-name="L4">
      <style:paragraph-properties fo:margin-top="0in" fo:margin-bottom="0.0799in" loext:contextual-spacing="false"/>
      <style:text-properties style:font-name="DejaVu Sans Condensed"/>
    </style:style>
    <style:style style:name="P15" style:family="paragraph" style:parent-style-name="Standard" style:list-style-name="L5">
      <style:paragraph-properties fo:margin-top="0in" fo:margin-bottom="0.0799in" loext:contextual-spacing="false"/>
      <style:text-properties style:font-name="DejaVu Sans Condensed"/>
    </style:style>
    <style:style style:name="P16" style:family="paragraph" style:parent-style-name="Heading_20_1">
      <style:paragraph-properties fo:margin-left="0in" fo:margin-right="0in" fo:margin-top="0in" fo:margin-bottom="0.0799in" loext:contextual-spacing="false" fo:text-indent="0in" style:auto-text-indent="false">
        <style:tab-stops/>
      </style:paragraph-properties>
      <style:text-properties style:font-name="DejaVu Sans Condensed" fo:font-size="24pt" officeooo:rsid="000663c9" officeooo:paragraph-rsid="000663c9" style:font-size-asian="24pt" style:font-size-complex="24pt"/>
    </style:style>
    <style:style style:name="P17" style:family="paragraph" style:parent-style-name="Heading_20_2">
      <style:text-properties style:font-name="DejaVu Sans Condensed"/>
    </style:style>
    <style:style style:name="P18" style:family="paragraph">
      <style:paragraph-properties fo:line-height="120%" fo:text-align="end"/>
    </style:style>
    <style:style style:name="P19" style:family="paragraph">
      <loext:graphic-properties draw:fill="none" draw:fill-color="#ffffff"/>
      <style:paragraph-properties fo:line-height="120%" fo:text-align="end"/>
      <style:text-properties style:font-name="DejaVu Sans Condensed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8660" style:font-weight-asian="bold" style:font-weight-complex="bold"/>
    </style:style>
    <style:style style:name="T3" style:family="text">
      <style:text-properties fo:font-weight="bold" officeooo:rsid="00182238" style:font-weight-asian="bold" style:font-weight-complex="bold"/>
    </style:style>
    <style:style style:name="T4" style:family="text">
      <style:text-properties fo:font-weight="bold" officeooo:rsid="001a301d" style:font-weight-asian="bold" style:font-weight-complex="bold"/>
    </style:style>
    <style:style style:name="T5" style:family="text">
      <style:text-properties fo:font-weight="bold" officeooo:rsid="001a39d9" style:font-weight-asian="bold" style:font-weight-complex="bold"/>
    </style:style>
    <style:style style:name="T6" style:family="text">
      <style:text-properties fo:font-weight="bold" officeooo:rsid="001d2bd3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caf59" style:font-weight-asian="normal" style:font-weight-complex="normal"/>
    </style:style>
    <style:style style:name="T9" style:family="text">
      <style:text-properties fo:font-weight="normal" officeooo:rsid="0017b4f3" style:font-weight-asian="normal" style:font-weight-complex="normal"/>
    </style:style>
    <style:style style:name="T10" style:family="text">
      <style:text-properties fo:font-weight="normal" officeooo:rsid="001a39d9" style:font-weight-asian="normal" style:font-weight-complex="normal"/>
    </style:style>
    <style:style style:name="T11" style:family="text">
      <style:text-properties fo:font-weight="normal" officeooo:rsid="001d2bd3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officeooo:rsid="0010cbf5"/>
    </style:style>
    <style:style style:name="T14" style:family="text">
      <style:text-properties officeooo:rsid="0013b960"/>
    </style:style>
    <style:style style:name="T15" style:family="text">
      <style:text-properties officeooo:rsid="001700e2"/>
    </style:style>
    <style:style style:name="T16" style:family="text">
      <style:text-properties officeooo:rsid="00182238"/>
    </style:style>
    <style:style style:name="T17" style:family="text">
      <style:text-properties officeooo:rsid="001bd6c6"/>
    </style:style>
    <style:style style:name="T18" style:family="text">
      <style:text-properties officeooo:rsid="001d2bd3"/>
    </style:style>
    <style:style style:name="T19" style:family="text">
      <style:text-properties style:font-name="DejaVu Sans Condensed"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<draw:frame text:anchor-type="paragraph" draw:z-index="0" draw:style-name="gr1" draw:text-style-name="P19" svg:width="3.0941in" svg:height="1.0197in" svg:x="3.539in" svg:y="0.0256in"><draw:text-box><text:p text:style-name="P18"><text:span text:style-name="T19">TSBE – 2019 – Frühlingssemester</text:span></text:p><text:p text:style-name="P18"><text:span text:style-name="T19">Freitags 8:00 - 13:10 (6 Lektionen)</text:span></text:p><text:p text:style-name="P18"><text:span text:style-name="T19">Klasse: 16-Informatik</text:span></text:p><text:p text:style-name="P18"><text:span text:style-name="T19">Zimmer 206</text:span></text:p></draw:text-box></draw:frame>Web-Programmieren</text:h>
      <text:p text:style-name="P3"><text:span text:style-name="T17">Pawel Kowalski &lt;pawel.kowalski@orbit7.ch</text:span></text:p>
      <text:h text:style-name="P17" text:outline-level="2">Programm</text:h>
      <text:list xml:id="list3341764175" text:style-name="L1">
        <text:list-item>
          <text:p text:style-name="P5"><text:span text:style-name="T16">03</text:span>. <text:span text:style-name="T14">Mai</text:span>:<text:tab/><text:span text:style-name="T16">Einführung, HTML, UX-Desing, Projektstart</text:span></text:p>
        </text:list-item>
        <text:list-item>
          <text:p text:style-name="P5"><text:span text:style-name="T14">10</text:span>. <text:span text:style-name="T14">Mai:<text:tab/>CSS, CSS-Frameworks, Einführung JavaScript</text:span></text:p>
        </text:list-item>
        <text:list-item>
          <text:p text:style-name="P5"><text:span text:style-name="T17">17</text:span>. M<text:span text:style-name="T14">ai:</text:span><text:tab/><text:span text:style-name="T15">JavaScript, MVVM-Framework (vue.js), Projektarbeit</text:span></text:p>
        </text:list-item>
        <text:list-item>
          <text:p text:style-name="P5"><text:span text:style-name="T17">24. Mai</text:span>:<text:tab/><text:span text:style-name="T15">Routing, einfaches Backend, Projektarbeit</text:span><text:tab/> </text:p>
        </text:list-item>
        <text:list-item>
          <text:p text:style-name="P4"><text:span text:style-name="T16">07. Juni:</text:span> <text:tab/><text:span text:style-name="T16">Build-Tools, Präsentationen, Praxistipps</text:span></text:p>
        </text:list-item>
      </text:list>
      <text:h text:style-name="P17" text:outline-level="2">Leistungskontrolle</text:h>
      <text:list xml:id="list2307197931" text:style-name="L2">
        <text:list-item>
          <text:p text:style-name="P6">Test: <text:span text:style-name="T4">1.</text:span><text:span text:style-name="T1"> </text:span><text:span text:style-name="T2">Juni</text:span><text:span text:style-name="T1"> 201</text:span><text:span text:style-name="T2">7</text:span><text:span text:style-name="T1">, 8:00 – 8:45<text:line-break/></text:span><text:span text:style-name="T7">Stoff: HTML , </text:span><text:span text:style-name="T9">CSS und JavaScript</text:span><text:span text:style-name="T7"><text:line-break/>Hilfsmittel: 2 A4-Blätter (Cheatsheets)</text:span></text:p>
        </text:list-item>
        <text:list-item>
          <text:p text:style-name="P7"><text:span text:style-name="T7">Projekt:</text:span><text:span text:style-name="T10"> </text:span><text:span text:style-name="T11">7</text:span><text:span text:style-name="T3">.</text:span><text:span text:style-name="T2"> Juni</text:span><text:span text:style-name="T5"> 201</text:span><text:span text:style-name="T6">9</text:span><text:span text:style-name="T7"><text:line-break/>Präsentation und Abgabe </text:span><text:span text:style-name="T8">(Code und Projektbericht)</text:span></text:p>
        </text:list-item>
      </text:list>
      <text:h text:style-name="P17" text:outline-level="2">Projekt</text:h>
      <text:p text:style-name="P1">Vorgaben:</text:p>
      <text:list xml:id="list60163782" text:style-name="L3">
        <text:list-item>
          <text:p text:style-name="P8">Projektarbeit in 2er- oder 3er-Teams</text:p>
        </text:list-item>
        <text:list-item>
          <text:p text:style-name="P13">Erstellen einer kleinen (3 Screens) dynamischen Webapplikation (Prototyp und Umsetzung)</text:p>
        </text:list-item>
      </text:list>
      <text:p text:style-name="P1">Projektbericht (Abgabe bis <text:span text:style-name="T18">7</text:span>. <text:span text:style-name="T15">Juni</text:span> 201<text:span text:style-name="T18">9</text:span>):</text:p>
      <text:list xml:id="list351691809" text:style-name="L4">
        <text:list-item>
          <text:p text:style-name="P9">Einführung: Beschreibung der Projektidee</text:p>
        </text:list-item>
        <text:list-item>
          <text:p text:style-name="P9">Spezifikation mittels Papierprototyp</text:p>
        </text:list-item>
        <text:list-item>
          <text:p text:style-name="P9">Arbeitsjournal</text:p>
        </text:list-item>
        <text:list-item>
          <text:p text:style-name="P14">Fazit <text:span text:style-name="T13">(Technisch und Teamwork)</text:span></text:p>
        </text:list-item>
      </text:list>
      <text:p text:style-name="P1">Präsentation und Demo (<text:span text:style-name="T18">7</text:span>. <text:span text:style-name="T15">Juni</text:span> 201<text:span text:style-name="T18">9</text:span>:)</text:p>
      <text:list xml:id="list2282982574" text:style-name="L5">
        <text:list-item>
          <text:p text:style-name="P10">5 Minuten Präsentation (inkl. Demo).</text:p>
        </text:list-item>
        <text:list-item>
          <text:p text:style-name="P10">Live-Demonstration der Applikation.</text:p>
        </text:list-item>
        <text:list-item>
          <text:p text:style-name="P15">Vertieftes Eingehen auf <text:span text:style-name="T12">einen</text:span> technischen Aspekt und seiner Umsetzung.</text:p>
        </text:list-item>
      </text:list>
      <text:p text:style-name="P2">Bewertungskriterien:</text:p>
      <text:list xml:id="list1850018612" text:style-name="L6">
        <text:list-item>
          <text:p text:style-name="P11">Funktionalität und Code: (½)</text:p>
          <text:list>
            <text:list-item>
              <text:p text:style-name="P12">Die Applikation funktioniert ohne grössere Probleme.</text:p>
            </text:list-item>
            <text:list-item>
              <text:p text:style-name="P12">Zusatzpunkte für Zusatzfunktionen.</text:p>
            </text:list-item>
            <text:list-item>
              <text:p text:style-name="P12">Der Code ist übersichtlich organisiert.</text:p>
            </text:list-item>
          </text:list>
        </text:list-item>
        <text:list-item>
          <text:p text:style-name="P11">Projektbericht und Präsentation (½)</text:p>
          <text:list>
            <text:list-item>
              <text:p text:style-name="P11"><text:span text:style-name="T13">Die </text:span>Spezifikation <text:span text:style-name="T13">ist</text:span> vollstä<text:span text:style-name="T13">ndig.</text:span></text:p>
            </text:list-item>
            <text:list-item>
              <text:p text:style-name="P12">Aus dem Journal ist die Vorgehensweise der Gruppe ersichtlich.</text:p>
            </text:list-item>
            <text:list-item>
              <text:p text:style-name="P12">Das Fazit fasst zusammen was gut bzw. schlecht funktioniert hat, und ergründet dies.</text:p>
            </text:list-item>
            <text:list-item>
              <text:p text:style-name="P12">Lebendige Präsentation unter Einhaltung der Zeitvorgabe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902in" fo:margin-bottom="0.6201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Schmalz</meta:initial-creator>
    <meta:creation-date>2016-02-05T02:34:46.373720014</meta:creation-date>
    <dc:date>2019-05-01T22:02:13.980405811</dc:date>
    <meta:editing-duration>PT14H13M20S</meta:editing-duration>
    <meta:editing-cycles>24</meta:editing-cycles>
    <meta:generator>LibreOffice/6.2.3.2$MacOSX_X86_64 LibreOffice_project/aecc05fe267cc68dde00352a451aa867b3b546ac</meta:generator>
    <meta:document-statistic meta:table-count="0" meta:image-count="0" meta:object-count="0" meta:page-count="1" meta:paragraph-count="34" meta:word-count="203" meta:character-count="1468" meta:non-whitespace-character-count="1324"/>
  </office:meta>
</office:document-meta>
</file>